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00.99mm" svg:height="110.76mm" svg:x="205.4mm" svg:y="5.05mm">
            <loext:p draw:notify-on-update-of-ranges="Hoja1.A2:Hoja1.A11 Hoja1.B1:Hoja1.B1 Hoja1.B2:Hoja1.B11 Hoja1.C1:Hoja1.C1 Hoja1.B2:Hoja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90.26mm" svg:y="16.47mm">
            <loext:p draw:notify-on-update-of-ranges="Hoja1.A1:Hoja1.A1 Hoja1.A2:Hoja1.A8 Hoja1.B1:Hoja1.B1 Hoja1.B2:Hoja1.B8 Hoja1.C1:Hoja1.C1 Hoja1.C2:Hoja1.C8 Hoja1.D1:Hoja1.D1 Hoja1.D2:Hoja1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untos</text:p>
          </table:table-cell>
          <table:table-cell office:value-type="string" calcext:value-type="string">
            <text:p>intParalelauniCont</text:p>
          </table:table-cell>
          <table:table-cell office:value-type="string" calcext:value-type="string">
            <text:p>intParalelomultiCont</text:p>
          </table:table-cell>
          <table:table-cell office:value-type="string" calcext:value-type="string">
            <text:p>intParaleloFutureCo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⁶</text:p>
          </table:table-cell>
          <table:table-cell office:value-type="float" office:value="0.11" calcext:value-type="float">
            <text:p>0,11</text:p>
          </table:table-cell>
          <table:table-cell office:value-type="float" office:value="0.074" calcext:value-type="float">
            <text:p>0,074</text:p>
          </table:table-cell>
          <table:table-cell office:value-type="float" office:value="0.064" calcext:value-type="float">
            <text:p>0,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*10⁶</text:p>
          </table:table-cell>
          <table:table-cell office:value-type="float" office:value="0.303" calcext:value-type="float">
            <text:p>0,303</text:p>
          </table:table-cell>
          <table:table-cell office:value-type="float" office:value="0.192" calcext:value-type="float">
            <text:p>0,192</text:p>
          </table:table-cell>
          <table:table-cell office:value-type="float" office:value="0.166" calcext:value-type="float">
            <text:p>0,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⁷</text:p>
          </table:table-cell>
          <table:table-cell office:value-type="float" office:value="0.539" calcext:value-type="float">
            <text:p>0,539</text:p>
          </table:table-cell>
          <table:table-cell office:value-type="float" office:value="0.311" calcext:value-type="float">
            <text:p>0,311</text:p>
          </table:table-cell>
          <table:table-cell office:value-type="float" office:value="0.272" calcext:value-type="float">
            <text:p>0,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*10⁷</text:p>
          </table:table-cell>
          <table:table-cell office:value-type="float" office:value="2.522" calcext:value-type="float">
            <text:p>2,522</text:p>
          </table:table-cell>
          <table:table-cell office:value-type="float" office:value="1.262" calcext:value-type="float">
            <text:p>1,262</text:p>
          </table:table-cell>
          <table:table-cell office:value-type="float" office:value="1.002" calcext:value-type="float">
            <text:p>1,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⁸</text:p>
          </table:table-cell>
          <table:table-cell office:value-type="float" office:value="4.704" calcext:value-type="float">
            <text:p>4,704</text:p>
          </table:table-cell>
          <table:table-cell office:value-type="float" office:value="2.419" calcext:value-type="float">
            <text:p>2,419</text:p>
          </table:table-cell>
          <table:table-cell office:value-type="float" office:value="1.916" calcext:value-type="float">
            <text:p>1,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*10⁸</text:p>
          </table:table-cell>
          <table:table-cell office:value-type="float" office:value="22.923" calcext:value-type="float">
            <text:p>22,923</text:p>
          </table:table-cell>
          <table:table-cell office:value-type="float" office:value="12.066" calcext:value-type="float">
            <text:p>12,066</text:p>
          </table:table-cell>
          <table:table-cell office:value-type="float" office:value="9.185" calcext:value-type="float">
            <text:p>9,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⁹</text:p>
          </table:table-cell>
          <table:table-cell office:value-type="float" office:value="45.076" calcext:value-type="float">
            <text:p>45,076</text:p>
          </table:table-cell>
          <table:table-cell office:value-type="float" office:value="23.643" calcext:value-type="float">
            <text:p>23,643</text:p>
          </table:table-cell>
          <table:table-cell office:value-type="float" office:value="18.295" calcext:value-type="float">
            <text:p>18,295</text:p>
          </table:table-cell>
          <table:table-cell table:number-columns-repeated="3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6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/00/0000</text:date>, <text:time style:data-style-name="N2" text:time-value="13:56:38.1600144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50:01.157491876</meta:creation-date>
    <dc:date>2018-11-24T14:24:31.787314860</dc:date>
    <meta:editing-duration>PT48M12S</meta:editing-duration>
    <meta:editing-cycles>8</meta:editing-cycles>
    <meta:generator>LibreOffice/5.2.7.2$Linux_X86_64 LibreOffice_project/20m0$Build-2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cm" svg:height="11.077cm" xlink:href=".." xlink:type="simple" chart:class="chart:bar" chart:style-name="ch1">
        <chart:title svg:x="7.268cm" svg:y="0.357cm" chart:style-name="ch2">
          <text:p>matVectorConcurrente.java</text:p>
        </chart:title>
        <chart:legend chart:legend-position="end" svg:x="15.687cm" svg:y="4.99cm" style:legend-expansion="high" chart:style-name="ch3"/>
        <chart:plot-area chart:style-name="ch4" table:cell-range-address="Hoja1.A2:Hoja1.B11 Hoja1.A1:Hoja1.C1" chart:data-source-has-labels="both" svg:x="1.413cm" svg:y="1.357cm" svg:width="12.909cm" svg:height="8.518cm">
          <chartooo:coordinate-region svg:x="2.034cm" svg:y="1.556cm" svg:width="11.666cm" svg:height="7.672cm"/>
          <chart:axis chart:dimension="x" chart:name="primary-x" chart:style-name="ch5" chartooo:axis-type="text">
            <chart:title svg:x="7.042cm" svg:y="10.096cm" chart:style-name="ch6">
              <text:p>Elementos</text:p>
            </chart:title>
            <chart:categories table:cell-range-address="Hoja1.A2:Hoja1.A11"/>
          </chart:axis>
          <chart:axis chart:dimension="y" chart:name="primary-y" chart:style-name="ch7">
            <chart:title svg:x="0.451cm" svg:y="6.163cm" chart:style-name="ch8">
              <text:p>%CPU</text:p>
            </chart:title>
            <chart:grid chart:style-name="ch9" chart:class="major"/>
          </chart:axis>
          <chart:axis chart:dimension="y" chart:name="secondary-y" chart:style-name="ch10">
            <chart:title svg:x="14.724cm" svg:y="6.427cm" chart:style-name="ch8">
              <text:p>Tiempo (s)</text:p>
            </chart:title>
          </chart:axis>
          <chart:series chart:attached-axis="primary-y" chart:style-name="ch11" chart:values-cell-range-address="Hoja1.B2:Hoja1.B11" chart:label-cell-address="Hoja1.B1:Hoja1.B1" chart:class="chart:bar">
            <chart:data-point chart:repeated="10"/>
          </chart:series>
          <chart:series chart:attached-axis="secondary-y" chart:style-name="ch12" chart:values-cell-range-address="Hoja1.B2:Hoja1.B11" chart:label-cell-address="Hoja1.C1:Hoja1.C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ParalelauniCont</text:p>
                <draw:g>
                  <svg:desc>Hoja1.B1:Hoja1.B1</svg:desc>
                </draw:g>
              </table:table-cell>
              <table:table-cell office:value-type="string">
                <text:p>intParalelomultiCont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⁶</text:p>
                <draw:g>
                  <svg:desc>Hoja1.A2:Hoja1.A11</svg:desc>
                </draw:g>
              </table:table-cell>
              <table:table-cell office:value-type="float" office:value="0.11">
                <text:p>0.11</text:p>
                <draw:g>
                  <svg:desc>Hoja1.B2:Hoja1.B11</svg:desc>
                </draw:g>
              </table:table-cell>
              <table:table-cell office:value-type="float" office:value="0.11">
                <text:p>0.11</text:p>
                <draw:g>
                  <svg:desc>Hoja1.B2:Hoja1.B11</svg:desc>
                </draw:g>
              </table:table-cell>
            </table:table-row>
            <table:table-row>
              <table:table-cell office:value-type="string">
                <text:p>5*10⁶</text:p>
              </table:table-cell>
              <table:table-cell office:value-type="float" office:value="0.303">
                <text:p>0.303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0⁷</text:p>
              </table:table-cell>
              <table:table-cell office:value-type="float" office:value="0.539">
                <text:p>0.539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5*10⁷</text:p>
              </table:table-cell>
              <table:table-cell office:value-type="float" office:value="2.522">
                <text:p>2.522</text:p>
              </table:table-cell>
              <table:table-cell office:value-type="float" office:value="2.522">
                <text:p>2.522</text:p>
              </table:table-cell>
            </table:table-row>
            <table:table-row>
              <table:table-cell office:value-type="string">
                <text:p>10⁸</text:p>
              </table:table-cell>
              <table:table-cell office:value-type="float" office:value="4.704">
                <text:p>4.704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>5*10⁸</text:p>
              </table:table-cell>
              <table:table-cell office:value-type="float" office:value="22.923">
                <text:p>22.923</text:p>
              </table:table-cell>
              <table:table-cell office:value-type="float" office:value="22.923">
                <text:p>22.923</text:p>
              </table:table-cell>
            </table:table-row>
            <table:table-row>
              <table:table-cell office:value-type="string">
                <text:p>10⁹</text:p>
              </table:table-cell>
              <table:table-cell office:value-type="float" office:value="45.076">
                <text:p>45.076</text:p>
              </table:table-cell>
              <table:table-cell office:value-type="float" office:value="45.076">
                <text:p>45.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15cm" chart:symbol-height="0.15cm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534cm" svg:y="0.316cm" chart:style-name="ch2">
          <text:p>Tiempo cálculo del seno</text:p>
        </chart:title>
        <chart:legend chart:legend-position="bottom" svg:x="1.721cm" svg:y="8.222cm" style:legend-expansion="wide" chart:style-name="ch3"/>
        <chart:plot-area chart:style-name="ch4" table:cell-range-address="Hoja1.A1:Hoja1.D8" chart:data-source-has-labels="both" svg:x="1.33cm" svg:y="1.275cm" svg:width="14.349cm" svg:height="5.786cm">
          <chartooo:coordinate-region svg:x="1.951cm" svg:y="1.474cm" svg:width="13.488cm" svg:height="4.94cm"/>
          <chart:axis chart:dimension="x" chart:name="primary-x" chart:style-name="ch5" chartooo:axis-type="auto">
            <chartooo:date-scale/>
            <chart:title svg:x="7.944cm" svg:y="7.241cm" chart:style-name="ch6">
              <text:p>Puntos</text:p>
            </chart:title>
            <chart:categories table:cell-range-address="Hoja1.A2:Hoja1.A8"/>
          </chart:axis>
          <chart:axis chart:dimension="y" chart:name="primary-y" chart:style-name="ch5">
            <chart:title svg:x="0.451cm" svg:y="4.979cm" chart:style-name="ch7">
              <text:p>Tiempo (s)</text:p>
            </chart:title>
            <chart:grid chart:style-name="ch8" chart:class="major"/>
          </chart:axis>
          <chart:series chart:style-name="ch9" chart:values-cell-range-address="Hoja1.B2:Hoja1.B8" chart:label-cell-address="Hoja1.B1:Hoja1.B1" chart:class="chart:line">
            <chart:data-point chart:repeated="5"/>
            <chart:data-point chart:style-name="ch10" chart:repeated="2"/>
          </chart:series>
          <chart:series chart:style-name="ch11" chart:values-cell-range-address="Hoja1.C2:Hoja1.C8" chart:label-cell-address="Hoja1.C1:Hoja1.C1" chart:class="chart:line">
            <chart:data-point chart:repeated="7"/>
          </chart:series>
          <chart:series chart:style-name="ch12" chart:values-cell-range-address="Hoja1.D2:Hoja1.D8" chart:label-cell-address="Hoja1.D1:Hoja1.D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ParalelauniCont</text:p>
                <draw:g>
                  <svg:desc>Hoja1.B1:Hoja1.B1</svg:desc>
                </draw:g>
              </table:table-cell>
              <table:table-cell office:value-type="string">
                <text:p>intParalelomultiCont</text:p>
                <draw:g>
                  <svg:desc>Hoja1.C1:Hoja1.C1</svg:desc>
                </draw:g>
              </table:table-cell>
              <table:table-cell office:value-type="string">
                <text:p>intParaleloFutureCont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⁶</text:p>
                <draw:g>
                  <svg:desc>Hoja1.A2:Hoja1.A8</svg:desc>
                </draw:g>
              </table:table-cell>
              <table:table-cell office:value-type="float" office:value="0.11">
                <text:p>0.11</text:p>
                <draw:g>
                  <svg:desc>Hoja1.B2:Hoja1.B8</svg:desc>
                </draw:g>
              </table:table-cell>
              <table:table-cell office:value-type="float" office:value="0.074">
                <text:p>0.074</text:p>
                <draw:g>
                  <svg:desc>Hoja1.C2:Hoja1.C8</svg:desc>
                </draw:g>
              </table:table-cell>
              <table:table-cell office:value-type="float" office:value="0.064">
                <text:p>0.064</text:p>
                <draw:g>
                  <svg:desc>Hoja1.D2:Hoja1.D8</svg:desc>
                </draw:g>
              </table:table-cell>
            </table:table-row>
            <table:table-row>
              <table:table-cell office:value-type="string">
                <text:p>5*10⁶</text:p>
              </table:table-cell>
              <table:table-cell office:value-type="float" office:value="0.303">
                <text:p>0.303</text:p>
              </table:table-cell>
              <table:table-cell office:value-type="float" office:value="0.192">
                <text:p>0.192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0⁷</text:p>
              </table:table-cell>
              <table:table-cell office:value-type="float" office:value="0.539">
                <text:p>0.539</text:p>
              </table:table-cell>
              <table:table-cell office:value-type="float" office:value="0.311">
                <text:p>0.311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5*10⁷</text:p>
              </table:table-cell>
              <table:table-cell office:value-type="float" office:value="2.522">
                <text:p>2.522</text:p>
              </table:table-cell>
              <table:table-cell office:value-type="float" office:value="1.262">
                <text:p>1.262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10⁸</text:p>
              </table:table-cell>
              <table:table-cell office:value-type="float" office:value="4.704">
                <text:p>4.704</text:p>
              </table:table-cell>
              <table:table-cell office:value-type="float" office:value="2.419">
                <text:p>2.419</text:p>
              </table:table-cell>
              <table:table-cell office:value-type="float" office:value="1.916">
                <text:p>1.916</text:p>
              </table:table-cell>
            </table:table-row>
            <table:table-row>
              <table:table-cell office:value-type="string">
                <text:p>5*10⁸</text:p>
              </table:table-cell>
              <table:table-cell office:value-type="float" office:value="22.923">
                <text:p>22.923</text:p>
              </table:table-cell>
              <table:table-cell office:value-type="float" office:value="12.066">
                <text:p>12.066</text:p>
              </table:table-cell>
              <table:table-cell office:value-type="float" office:value="9.185">
                <text:p>9.185</text:p>
              </table:table-cell>
            </table:table-row>
            <table:table-row>
              <table:table-cell office:value-type="string">
                <text:p>10⁹</text:p>
              </table:table-cell>
              <table:table-cell office:value-type="float" office:value="45.076">
                <text:p>45.076</text:p>
              </table:table-cell>
              <table:table-cell office:value-type="float" office:value="23.643">
                <text:p>23.643</text:p>
              </table:table-cell>
              <table:table-cell office:value-type="float" office:value="18.295">
                <text:p>18.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